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100000223699A99C2BE6288E1.png" manifest:media-type="image/png"/>
  <manifest:file-entry manifest:full-path="Pictures/1000810C0000261B000038874E6A6D3296283A5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horus" svg:font-family="TeXGyreChorus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685" draw:textarea-vertical-align="middle" draw:auto-grow-height="false" fo:min-height="9.458cm" fo:min-width="9.20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fff685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7cm" svg:height="12.7cm" svg:x="0cm" svg:y="0cm">
            <text:p/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5.151cm" svg:height="6.992cm" draw:transform="skewX (-0.0453785605518525) rotate (0.218864288200089) translate (5.715cm 3.023cm)">
            <draw:image xlink:href="Pictures/1000810C0000261B000038874E6A6D3296283A55.svg" xlink:type="simple" xlink:show="embed" xlink:actuate="onLoad">
              <text:p/>
            </draw:image>
            <draw:image xlink:href="Pictures/100002010000017100000223699A99C2BE6288E1.png" xlink:type="simple" xlink:show="embed" xlink:actuate="onLoad"/>
          </draw:frame>
          <draw:frame draw:style-name="gr3" draw:text-style-name="P2" draw:layer="layout" svg:width="5.118cm" svg:height="6.976cm" draw:transform="skewX (0.0446804288510549) rotate (-0.225147473507268) translate (2.087cm 1.905cm)">
            <draw:image xlink:href="Pictures/1000810C0000261B000038874E6A6D3296283A55.svg" xlink:type="simple" xlink:show="embed" xlink:actuate="onLoad">
              <text:p/>
            </draw:image>
            <draw:image xlink:href="Pictures/100002010000017100000223699A99C2BE6288E1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Chorus" svg:font-family="TeXGyreChorus" style:font-pitch="variable"/>
    <style:font-face style:name="eufm10" svg:font-family="eufm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20:19:46.021206881</meta:creation-date>
    <dc:date>2020-04-28T18:33:11.481338916</dc:date>
    <meta:editing-duration>PT29M27S</meta:editing-duration>
    <meta:editing-cycles>6</meta:editing-cycles>
    <meta:generator>LibreOffice/6.0.7.3$Linux_X86_64 LibreOffice_project/00m0$Build-3</meta:generator>
    <meta:document-statistic meta:object-count="4"/>
  </office:meta>
</office:document-meta>
</file>